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c022" officeooo:paragraph-rsid="000bc022"/>
    </style:style>
    <style:style style:name="T1" style:family="text">
      <style:text-properties officeooo:rsid="000bc0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</text:p>
      <text:p text:style-name="P1">#include&lt;conio.h&gt;</text:p>
      <text:p text:style-name="P1">void towers(int, char, char, char);</text:p>
      <text:p text:style-name="P1">int main()</text:p>
      <text:p text:style-name="P1">{</text:p>
      <text:p text:style-name="P1">int num;</text:p>
      <text:p text:style-name="P1"><text:s/>printf("Enter the number of disks : ");</text:p>
      <text:p text:style-name="P1"><text:s/>scanf("%d", &amp;num);</text:p>
      <text:p text:style-name="P1">printf("The sequence of moves involved in the Tower of Hanoi are :\n"</text:p>
      <text:p text:style-name="P1">towers(num, 'A', 'C', 'B');</text:p>
      <text:p text:style-name="P1"><text:s/>return 0;</text:p>
      <text:p text:style-name="P1">}</text:p>
      <text:p text:style-name="P1">void towers(int num, char frompeg, char topeg, char auxpeg)</text:p>
      <text:p text:style-name="P1">{</text:p>
      <text:p text:style-name="P1"><text:s text:c="4"/>if (num == 1)</text:p>
      <text:p text:style-name="P1"><text:s text:c="4"/>{</text:p>
      <text:p text:style-name="P1"><text:s text:c="8"/>printf("\n Move disk 1 from peg %c to peg %c", frompeg, topeg);</text:p>
      <text:p text:style-name="P1"><text:s text:c="8"/>return;</text:p>
      <text:p text:style-name="P1"><text:s text:c="4"/>}</text:p>
      <text:p text:style-name="P1"><text:s text:c="4"/>towers(num - 1, frompeg, auxpeg, topeg);</text:p>
      <text:p text:style-name="P1"><text:s text:c="4"/>printf("\n Move disk %d from peg %c to peg %c", num, frompeg, topeg);</text:p>
      <text:p text:style-name="P1"><text:s text:c="4"/>towers(num - 1, auxpeg, topeg, frompeg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1:39:05.224219728</meta:creation-date>
    <dc:date>2016-07-10T11:43:00.195770759</dc:date>
    <meta:editing-duration>P0D</meta:editing-duration>
    <meta:editing-cycles>1</meta:editing-cycles>
    <meta:document-statistic meta:table-count="0" meta:image-count="0" meta:object-count="0" meta:page-count="1" meta:paragraph-count="23" meta:word-count="95" meta:character-count="589" meta:non-whitespace-character-count="474"/>
    <meta:generator>LibreOffice/4.2.4.2$Linux_X86_64 LibreOffice_project/420m0$Build-2</meta:generator>
  </office:meta>
</office:document-meta>
</file>